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102" officeooo:paragraph-rsid="000e910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102" officeooo:paragraph-rsid="000e9102" style:font-weight-asian="bold" style:font-weight-complex="bold"/>
    </style:style>
    <style:style style:name="P3" style:family="paragraph" style:parent-style-name="Standard">
      <style:text-properties style:text-position="0% 100%" officeooo:rsid="000f64c9" officeooo:paragraph-rsid="000f64c9"/>
    </style:style>
    <style:style style:name="P4" style:family="paragraph" style:parent-style-name="Standard">
      <style:text-properties style:text-position="0% 100%" style:text-underline-style="solid" style:text-underline-width="auto" style:text-underline-color="font-color" fo:font-weight="bold" officeooo:rsid="0011034f" officeooo:paragraph-rsid="0011034f" style:font-weight-asian="bold" style:font-weight-complex="bold"/>
    </style:style>
    <style:style style:name="P5" style:family="paragraph" style:parent-style-name="Standard">
      <style:text-properties style:text-position="0% 100%" style:text-underline-style="none" fo:font-weight="normal" officeooo:rsid="0011034f" officeooo:paragraph-rsid="0011034f" style:font-weight-asian="normal" style:font-weight-complex="normal"/>
    </style:style>
    <style:style style:name="T1" style:family="text">
      <style:text-properties officeooo:rsid="000e910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64c9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f64c9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position="sub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Exercices 1<text:span text:style-name="T1">9</text:span> à <text:span text:style-name="T1">22</text:span></text:p>
      <text:p text:style-name="Standard"/>
      <text:p text:style-name="P2">Exercice 19 :</text:p>
      <text:p text:style-name="P1"/>
      <text:p text:style-name="P1">1) <text:tab/>A<text:span text:style-name="T2">n</text:span><text:span text:style-name="T5"> { A</text:span><text:span text:style-name="T2">0</text:span><text:span text:style-name="T5"> = I (identité de même taille que A)</text:span></text:p>
      <text:p text:style-name="P1"><text:span text:style-name="T5"><text:tab/> <text:s text:c="4"/>{ si n est pair, A</text:span><text:span text:style-name="T2">n</text:span><text:span text:style-name="T5"> = (A</text:span><text:span text:style-name="T2">n/2</text:span><text:span text:style-name="T5">)</text:span><text:span text:style-name="T2">2 </text:span><text:span text:style-name="T5">: 1 multiplication</text:span></text:p>
      <text:p text:style-name="P1"><text:span text:style-name="T5"><text:tab/> <text:s text:c="4"/>{ si n est impair, A</text:span><text:span text:style-name="T2">n</text:span><text:span text:style-name="T5"> = A</text:span><text:span text:style-name="T2">n-1</text:span><text:span text:style-name="T5"> * A : 1 multiplication et n-1 est pair</text:span></text:p>
      <text:p text:style-name="P1"><text:span text:style-name="T5">2) </text:span><text:span text:style-name="T6">C(90) = A</text:span><text:span text:style-name="T3">90</text:span><text:span text:style-name="T6"> = (A</text:span><text:span text:style-name="T3">45</text:span><text:span text:style-name="T6">)</text:span><text:span text:style-name="T3">2</text:span></text:p>
      <text:p text:style-name="P1"><text:span text:style-name="T6"><text:tab/>A</text:span><text:span text:style-name="T3">45</text:span><text:span text:style-name="T6"> = A</text:span><text:span text:style-name="T3">44</text:span><text:span text:style-name="T6"> * A</text:span></text:p>
      <text:p text:style-name="P1"><text:span text:style-name="T6"><text:tab/>A</text:span><text:span text:style-name="T3">44</text:span><text:span text:style-name="T6"> = (A</text:span><text:span text:style-name="T3">22</text:span><text:span text:style-name="T6">)</text:span><text:span text:style-name="T3">2</text:span></text:p>
      <text:p text:style-name="P1"><text:span text:style-name="T6"><text:tab/>A</text:span><text:span text:style-name="T3">22</text:span><text:span text:style-name="T6"> = (A</text:span><text:span text:style-name="T3">11</text:span><text:span text:style-name="T6">)</text:span><text:span text:style-name="T3">2</text:span></text:p>
      <text:p text:style-name="P1"><text:span text:style-name="T6"><text:tab/>A</text:span><text:span text:style-name="T3">11</text:span><text:span text:style-name="T6"> = A</text:span><text:span text:style-name="T3">10</text:span><text:span text:style-name="T6"> * A</text:span></text:p>
      <text:p text:style-name="P1"><text:span text:style-name="T6"><text:tab/>A</text:span><text:span text:style-name="T3">10</text:span><text:span text:style-name="T6"> = (A</text:span><text:span text:style-name="T3">5</text:span><text:span text:style-name="T6">)</text:span><text:span text:style-name="T3">2</text:span></text:p>
      <text:p text:style-name="P1"><text:span text:style-name="T6"><text:tab/>A</text:span><text:span text:style-name="T3">5</text:span><text:span text:style-name="T6"> = A</text:span><text:span text:style-name="T3">4 </text:span><text:span text:style-name="T6">* A</text:span></text:p>
      <text:p text:style-name="P1"><text:span text:style-name="T6"><text:tab/>A</text:span><text:span text:style-name="T3">4</text:span><text:span text:style-name="T6"> = (A</text:span><text:span text:style-name="T3">2</text:span><text:span text:style-name="T6">)</text:span><text:span text:style-name="T3">2</text:span></text:p>
      <text:p text:style-name="P1"><text:span text:style-name="T6"><text:tab/>A</text:span><text:span text:style-name="T3">2</text:span><text:span text:style-name="T6"> = A*A</text:span></text:p>
      <text:p text:style-name="P3">C(90) → 9 multiplications matricielles</text:p>
      <text:p text:style-name="P3"/>
      <text:p text:style-name="P3">3) C(0) = C(1) = 0</text:p>
      <text:p text:style-name="P3"><text:tab/>pour n ≥2</text:p>
      <text:p text:style-name="P3"><text:tab/><text:tab/>si n est pair, C(n) = 1 + C(n/2) ≤ 2 + C([n/2]) donc l’inégalité est vraie pour n pair</text:p>
      <text:p text:style-name="P3"><text:tab/><text:tab/>si n est impair (n ≥ 3), C(n) = 1 + C(n-1) =1 + 1 + C(n-1/2) = 2 + C(n/2)</text:p>
      <text:p text:style-name="P3"><text:tab/>=&gt; donc l’inégalité est vraie pour n</text:p>
      <text:p text:style-name="P3"/>
      <text:p text:style-name="P4">Exercice 20 :</text:p>
      <text:p text:style-name="P5"/>
      <text:p text:style-name="P5">Soit S(n) la somme des chiffres de n (écrit en base 10). </text:p>
      <text:p text:style-name="P4"><text:span text:style-name="T7">Si n=a</text:span><text:span text:style-name="T8">0</text:span><text:span text:style-name="T7"> + 10a</text:span><text:span text:style-name="T8">1</text:span><text:span text:style-name="T7"> + 10²a</text:span><text:span text:style-name="T8">2</text:span><text:span text:style-name="T7"> + 10</text:span><text:span text:style-name="T4">k</text:span><text:span text:style-name="T7"> * a</text:span><text:span text:style-name="T8">k</text:span><text:span text:style-name="T7"> . </text:span></text:p>
      <text:p text:style-name="P4"><text:span text:style-name="T7">Alors comme 10</text:span><text:span text:style-name="T4">i</text:span><text:span text:style-name="T7"> = 1 [9] pour tout i on a n = a0 + a1 + a2 +...+a</text:span><text:span text:style-name="T8">k</text:span><text:span text:style-name="T7"> [9]</text:span></text:p>
      <text:p text:style-name="P5"/>
      <text:p text:style-name="P5">n = S(n) [9]</text:p>
      <text:p text:style-name="P5">On a donc également n= S(S(n)) [9] et plus généralement n = S(S(n)) [9] donc n = R(n) [9] puisque R est définie par l’itération (qui converge en temps fini) de S</text:p>
      <text:p text:style-name="P5">Comme 9 divise n-R(n), on a n=R(n)+9k donc n-1 = R(n)-1 + 9k</text:p>
      <text:p text:style-name="P5">Comme ° ≤ R(n) – 1 ≤ 8, on en déduit que R(n) – 1 est le reste dans la divi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3T15:26:02.212576546</meta:creation-date>
    <dc:date>2020-02-14T14:18:34.936109299</dc:date>
    <meta:editing-duration>PT21M33S</meta:editing-duration>
    <meta:editing-cycles>4</meta:editing-cycles>
    <meta:generator>LibreOffice/6.4.0.3$Linux_X86_64 LibreOffice_project/4c008856d7f83292dc6823d3bed76200cc9a2ba2</meta:generator>
    <meta:document-statistic meta:table-count="0" meta:image-count="0" meta:object-count="0" meta:page-count="1" meta:paragraph-count="28" meta:word-count="261" meta:character-count="1083" meta:non-whitespace-character-count="816"/>
  </office:meta>
</office:document-meta>
</file>